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5.75cm" fo:min-width="16.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691cm" fo:min-width="0.444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691cm" fo:min-width="0.44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692cm" fo:min-width="0.444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692cm" fo:min-width="0.445cm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cm" svg:height="16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4cm" svg:height="0.94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45cm" svg:height="0.941cm" svg:x="9.61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45cm" svg:height="0.941cm" svg:x="16.22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4cm" svg:height="0.942cm" svg:x="3cm" svg:y="10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4cm" svg:height="0.941cm" svg:x="3cm" svg:y="18.0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45cm" svg:height="0.942cm" svg:x="9.611cm" svg:y="10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45cm" svg:height="0.941cm" svg:x="9.611cm" svg:y="18.0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45cm" svg:height="0.942cm" svg:x="16.222cm" svg:y="10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45cm" svg:height="0.941cm" svg:x="16.222cm" svg:y="18.05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5cm" svg:height="1.25cm" svg:x="3cm" svg:y="1.75cm">
          <draw:text-box>
            <text:p>KB</text:p>
          </draw:text-box>
        </draw:frame>
        <draw:frame draw:style-name="gr6" draw:text-style-name="P3" draw:layer="layout" svg:width="2.25cm" svg:height="1.25cm" svg:x="1cm" svg:y="9.5cm">
          <draw:text-box>
            <text:p>M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9T12:33:41.758449537</meta:creation-date>
    <dc:date>2024-06-19T14:33:46.790285871</dc:date>
    <meta:editing-duration>PT1H49M55S</meta:editing-duration>
    <meta:editing-cycles>1</meta:editing-cycles>
    <meta:document-statistic meta:object-count="12"/>
    <meta:generator>LibreOffice/7.3.7.2$Linux_X86_64 LibreOffice_project/30$Build-2</meta:generator>
  </office:meta>
</office:document-meta>
</file>